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086cm" fo:min-width="2.194cm"/>
      <style:paragraph-properties style:writing-mode="lr-tb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671cm" fo:min-width="4.199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615cm" fo:min-width="6.937cm"/>
    </style:style>
    <style:style style:name="gr5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7" style:family="graphic" style:parent-style-name="objectwithoutfill">
      <style:graphic-properties draw:stroke="solid" draw:stroke-dash="Fine_20_Dashed" svg:stroke-color="#000000" draw:fill="solid" draw:textarea-vertical-align="middle"/>
    </style:style>
    <style:style style:name="gr8" style:family="graphic" style:parent-style-name="standard">
      <style:graphic-properties draw:stroke="dash" draw:stroke-dash="Ultrafine_20_Dashed" svg:stroke-color="#000000" draw:marker-end="Arrow" draw:textarea-vertical-align="middle"/>
    </style:style>
    <style:style style:name="gr9" style:family="graphic" style:parent-style-name="standard">
      <style:graphic-properties draw:stroke="solid" svg:stroke-color="#000000" draw:marker-start="Arrow" draw:marker-end="Arrow" draw:textarea-vertical-align="middle"/>
    </style:style>
    <style:style style:name="gr10" style:family="graphic" style:parent-style-name="standard">
      <style:graphic-properties draw:stroke="dash" draw:stroke-dash="Fine_20_Dashed" svg:stroke-color="#000000" draw:marker-start="Arrow" draw:marker-end="Arrow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Arial"/>
    </style:style>
    <style:style style:name="P2" style:family="paragraph">
      <style:paragraph-properties fo:text-align="center" style:writing-mode="lr-tb"/>
      <style:text-properties style:font-name="Arial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57cm" svg:height="1.016cm" svg:x="1.889cm" svg:y="3.305cm">
          <draw:text-box>
            <text:p><text:span text:style-name="T1">Asymmetrical telepresence contact</text:span></text:p>
          </draw:text-box>
        </draw:frame>
        <draw:custom-shape draw:style-name="gr2" draw:text-style-name="P3" xml:id="id1" draw:id="id1" draw:layer="layout" svg:width="3.81cm" svg:height="3.302cm" svg:x="1.773cm" svg:y="6.392cm">
          <text:p text:style-name="P2"><text:span text:style-name="T1">Participant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4.699cm" svg:height="2.921cm" svg:x="15.995cm" svg:y="6.572cm">
          <text:p text:style-name="P2"><text:span text:style-name="T1">Telerobot</text:span></text:p>
          <text:p text:style-name="P2"><text:span text:style-name="T1"><text:s/></text:span><text:span text:style-name="T1">of participant 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747cm" svg:height="3.175cm" svg:x="20.304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5" draw:layer="layout" svg:x1="20.558cm" svg:y1="2.343cm" svg:x2="22.59cm" svg:y2="2.343cm">
          <text:p/>
        </draw:line>
        <draw:frame draw:style-name="gr6" draw:text-style-name="P6" draw:layer="layout" svg:width="4.826cm" svg:height="1.199cm" svg:x="22.971cm" svg:y="1.762cm">
          <draw:text-box>
            <text:p><text:span text:style-name="T2">Information interaction (virtual)</text:span></text:p>
          </draw:text-box>
        </draw:frame>
        <draw:line draw:style-name="gr7" draw:text-style-name="P5" draw:layer="layout" svg:x1="20.558cm" svg:y1="3.644cm" svg:x2="22.59cm" svg:y2="3.644cm">
          <text:p/>
        </draw:line>
        <draw:frame draw:style-name="gr6" draw:text-style-name="P6" draw:layer="layout" svg:width="4.826cm" svg:height="1.199cm" svg:x="22.971cm" svg:y="3.063cm">
          <draw:text-box>
            <text:p><text:span text:style-name="T2">Energetic interaction (physical)</text:span></text:p>
          </draw:text-box>
        </draw:frame>
        <draw:custom-shape draw:style-name="gr2" draw:text-style-name="P3" xml:id="id3" draw:id="id3" draw:layer="layout" svg:width="3.81cm" svg:height="3.302cm" svg:x="22.424cm" svg:y="6.371cm">
          <text:p text:style-name="P2"><text:span text:style-name="T1">Participant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5.583cm" svg:y1="8.043cm" svg:x2="15.995cm" svg:y2="8.032cm" draw:start-shape="id1" draw:start-glue-point="10" draw:end-shape="id2" draw:end-glue-point="3" svg:d="M5583 8043h5206v-11h5206" svg:viewBox="0 0 10413 12">
          <text:p/>
        </draw:connector>
        <draw:connector draw:style-name="gr9" draw:text-style-name="P7" draw:layer="layout" svg:x1="20.694cm" svg:y1="8.032cm" svg:x2="22.424cm" svg:y2="8.022cm" draw:start-shape="id2" draw:start-glue-point="1" draw:end-shape="id3" draw:end-glue-point="6" svg:d="M20694 8032h865v-10h865" svg:viewBox="0 0 1731 11">
          <text:p/>
        </draw:connector>
        <draw:frame draw:style-name="gr1" draw:text-style-name="P1" draw:layer="layout" svg:width="11.557cm" svg:height="1.016cm" svg:x="1.762cm" svg:y="12.941cm">
          <draw:text-box>
            <text:p><text:span text:style-name="T1">Symmetrical telepresence contact</text:span></text:p>
          </draw:text-box>
        </draw:frame>
        <draw:custom-shape draw:style-name="gr2" draw:text-style-name="P3" draw:layer="layout" svg:width="3.81cm" svg:height="3.302cm" svg:x="1.774cm" svg:y="15.593cm">
          <text:p text:style-name="P2"><text:span text:style-name="T1">Participant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6" draw:id="id6" draw:layer="layout" svg:width="4.699cm" svg:height="2.921cm" svg:x="7.296cm" svg:y="15.773cm">
          <text:p text:style-name="P2"><text:span text:style-name="T1">Telerobot</text:span></text:p>
          <text:p text:style-name="P2"><text:span text:style-name="T1"><text:s/></text:span><text:span text:style-name="T1">of participant 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699cm" svg:height="2.921cm" svg:x="15.996cm" svg:y="15.773cm">
          <text:p text:style-name="P2"><text:span text:style-name="T1">Telerobot</text:span></text:p>
          <text:p text:style-name="P2"><text:span text:style-name="T1"><text:s/></text:span><text:span text:style-name="T1">of participant 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3.81cm" svg:height="3.302cm" svg:x="22.45cm" svg:y="15.572cm">
          <text:p text:style-name="P2"><text:span text:style-name="T1">Participant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svg:x1="20.695cm" svg:y1="17.233cm" svg:x2="22.45cm" svg:y2="17.223cm" draw:start-shape="id4" draw:start-glue-point="1" draw:end-shape="id5" draw:end-glue-point="6" svg:d="M20695 17233h877v-10h878" svg:viewBox="0 0 1756 11">
          <text:p/>
        </draw:connector>
        <draw:connector draw:style-name="gr9" draw:text-style-name="P7" draw:layer="layout" svg:x1="5.595cm" svg:y1="17.233cm" svg:x2="7.325cm" svg:y2="17.223cm" svg:d="M5595 17233h865v-10h865" svg:viewBox="0 0 1731 11">
          <text:p/>
        </draw:connector>
        <draw:connector draw:style-name="gr10" draw:text-style-name="P7" draw:layer="layout" svg:x1="15.996cm" svg:y1="17.233cm" svg:x2="11.995cm" svg:y2="17.233cm" draw:start-shape="id4" draw:start-glue-point="3" draw:end-shape="id6" draw:end-glue-point="1" svg:d="M15996 17233h-4001" svg:viewBox="0 0 400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3T11:32:56.676851496</meta:creation-date>
    <dc:date>2020-04-27T16:41:40.361496609</dc:date>
    <meta:editing-duration>PT36M58S</meta:editing-duration>
    <meta:editing-cycles>2</meta:editing-cycles>
    <meta:generator>LibreOffice/6.3.5.2$Linux_X86_64 LibreOffice_project/30$Build-2</meta:generator>
    <meta:document-statistic meta:object-count="19"/>
  </office:meta>
</office:document-meta>
</file>